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6d5" officeooo:paragraph-rsid="001fb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5:27:26.315128982</meta:creation-date>
    <dc:date>2023-06-27T15:27:39.285839338</dc:date>
    <meta:editing-duration>PT14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7.3.7.2$Linux_X86_64 LibreOffice_project/30$Build-2</meta:generator>
  </office:meta>
</office:document-meta>
</file>